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ef8f" officeooo:paragraph-rsid="0018ef8f"/>
    </style:style>
    <style:style style:name="T1" style:family="text">
      <style:text-properties officeooo:rsid="001a8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daskalos – Instruktør for dramaopførelse</text:p>
      <text:p text:style-name="P1"/>
      <text:p text:style-name="P1">Koregos – Korleder </text:p>
      <text:p text:style-name="P1"/>
      <text:p text:style-name="P1">Leitourgiai – Offentlig arbejder</text:p>
      <text:p text:style-name="P1"/>
      <text:p text:style-name="P1">Orkestra – Halvcirkelformet plads I teatrets centrum</text:p>
      <text:p text:style-name="P1"/>
      <text:p text:style-name="P1">Skene – Sceneopbygningen der dannede baggrund for dramaets handling</text:p>
      <text:p text:style-name="P1"/>
      <text:p text:style-name="P1">Paradoi – Ingange til orkestraet</text:p>
      <text:p text:style-name="P1"/>
      <text:p text:style-name="P1">Teatron – Tilskuerplads</text:p>
      <text:p text:style-name="P1"/>
      <text:p text:style-name="P1">Hypokritai – Navnet på de fleste af skuespillerne</text:p>
      <text:p text:style-name="P1"/>
      <text:p text:style-name="P1">Protagonistes – Navnet på en a skuespillerne(Hovedrollen)</text:p>
      <text:p text:style-name="P1"/>
      <text:p text:style-name="P1">Tragoidia - <text:span text:style-name="T1">Tragedie</text:span></text:p>
      <text:p text:style-name="P1"/>
      <text:p text:style-name="P1">Prologos – <text:span text:style-name="T1">Indledning(Prologue)</text:span></text:p>
      <text:p text:style-name="P1"/>
      <text:p text:style-name="P1">Parodos – <text:span text:style-name="T1">Den første korsang</text:span></text:p>
      <text:p text:style-name="P1"/>
      <text:p text:style-name="P1">Stasimon – <text:span text:style-name="T1">De efterfølgende korsange</text:span></text:p>
      <text:p text:style-name="P1"/>
      <text:p text:style-name="P1">Epeisodion – <text:span text:style-name="T1">Skuespillernes talevers afgrænsede af korsangene. Det betyder mellem korsangene</text:span></text:p>
      <text:p text:style-name="P1"/>
      <text:p text:style-name="P1">Exodos – <text:span text:style-name="T1">Den sidste eller den afsluttende korsa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7:21:16.602109595</meta:creation-date>
    <dc:date>2018-09-20T07:36:37.699800793</dc:date>
    <meta:editing-duration>PT4M11S</meta:editing-duration>
    <meta:editing-cycles>1</meta:editing-cycles>
    <meta:document-statistic meta:table-count="0" meta:image-count="0" meta:object-count="0" meta:page-count="1" meta:paragraph-count="15" meta:word-count="72" meta:character-count="629" meta:non-whitespace-character-count="557"/>
    <meta:generator>LibreOffice/6.1.0.3$Linux_X86_64 LibreOffice_project/10$Build-3</meta:generator>
  </office:meta>
</office:document-meta>
</file>